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03201" officeooo:paragraph-rsid="003fa446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86a17" officeooo:paragraph-rsid="003fa44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052dc" officeooo:paragraph-rsid="004052d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e60d" officeooo:paragraph-rsid="003fa446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03201" officeooo:paragraph-rsid="003fa44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86a17" officeooo:paragraph-rsid="003fa44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ae4fb" officeooo:paragraph-rsid="003fa44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officeooo:rsid="00403201" officeooo:paragraph-rsid="003fa446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3fa446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officeooo:paragraph-rsid="004052dc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4ae4fb" officeooo:paragraph-rsid="003fa446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44e3e2" officeooo:paragraph-rsid="0044e3e2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03201" officeooo:paragraph-rsid="0044e3e2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03201" officeooo:paragraph-rsid="003fa446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033a8" officeooo:paragraph-rsid="0044e3e2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8f77f" officeooo:paragraph-rsid="003fa446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052dc" officeooo:paragraph-rsid="004052dc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253dd" officeooo:paragraph-rsid="004253dd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bold" officeooo:rsid="00486a17" officeooo:paragraph-rsid="003fa446" style:font-size-asian="12pt" style:font-weight-asian="bold" style:font-size-complex="12pt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403201" officeooo:paragraph-rsid="003fa446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03fa446"/>
    </style:style>
    <style:style style:name="P22" style:family="paragraph" style:parent-style-name="Standard" style:list-style-name="L5">
      <style:paragraph-properties fo:text-align="start" style:justify-single-word="false"/>
      <style:text-properties officeooo:paragraph-rsid="004052dc"/>
    </style:style>
    <style:style style:name="P23" style:family="paragraph" style:parent-style-name="Standard">
      <style:paragraph-properties fo:text-align="start" style:justify-single-word="false"/>
      <style:text-properties officeooo:paragraph-rsid="00485ce8"/>
    </style:style>
    <style:style style:name="P24" style:family="paragraph" style:parent-style-name="Standard" style:list-style-name="L3">
      <style:paragraph-properties fo:text-align="start" style:justify-single-word="false"/>
      <style:text-properties officeooo:rsid="0048f77f" officeooo:paragraph-rsid="003fa446"/>
    </style:style>
    <style:style style:name="P25" style:family="paragraph" style:parent-style-name="Standard" style:list-style-name="L4">
      <style:paragraph-properties fo:text-align="start" style:justify-single-word="false"/>
      <style:text-properties fo:font-weight="bold" officeooo:paragraph-rsid="003fa446" style:font-weight-asian="bold" style:font-weight-complex="bold"/>
    </style:style>
    <style:style style:name="P26" style:family="paragraph" style:parent-style-name="Standard" style:list-style-name="L4">
      <style:paragraph-properties fo:text-align="start" style:justify-single-word="false"/>
      <style:text-properties officeooo:rsid="004ae4fb" officeooo:paragraph-rsid="003fa446"/>
    </style:style>
    <style:style style:name="P27" style:family="paragraph" style:parent-style-name="Standard" style:list-style-name="L5">
      <style:paragraph-properties fo:text-align="start" style:justify-single-word="false"/>
      <style:text-properties officeooo:rsid="004052dc" officeooo:paragraph-rsid="004052dc"/>
    </style:style>
    <style:style style:name="P28" style:family="paragraph" style:parent-style-name="Standard" style:list-style-name="L5">
      <style:paragraph-properties fo:text-align="start" style:justify-single-word="false"/>
      <style:text-properties officeooo:rsid="004052dc" officeooo:paragraph-rsid="004066fe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85ce8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85ce8" style:font-weight-asian="bold" style:font-weight-complex="bol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8f77f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066fe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253dd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052dc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8f77f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253dd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3b5f0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432bb9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45eb3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6a586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4052dc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7d9d9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officeooo:rsid="0048f77f" style:font-size-asian="12pt" style:font-size-complex="12pt"/>
    </style:style>
    <style:style style:name="T17" style:family="text">
      <style:text-properties style:font-name="DejaVu Sans Condensed" fo:font-size="12pt" officeooo:rsid="00486a17" style:font-size-asian="12pt" style:font-size-complex="1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de971" style:font-weight-asian="bold" style:font-weight-complex="bold"/>
    </style:style>
    <style:style style:name="T20" style:family="text">
      <style:text-properties fo:font-weight="bold" officeooo:rsid="003ee60d" style:font-weight-asian="bold" style:font-weight-complex="bold"/>
    </style:style>
    <style:style style:name="T21" style:family="text">
      <style:text-properties fo:font-weight="bold" officeooo:rsid="004ae4fb" style:font-weight-asian="bold" style:font-weight-complex="bold"/>
    </style:style>
    <style:style style:name="T22" style:family="text">
      <style:text-properties fo:font-weight="bold" officeooo:rsid="0044bfc4" style:font-weight-asian="bold" style:font-weight-complex="bold"/>
    </style:style>
    <style:style style:name="T23" style:family="text">
      <style:text-properties fo:font-weight="bold" officeooo:rsid="00403201" style:font-weight-asian="bold" style:font-weight-complex="bold"/>
    </style:style>
    <style:style style:name="T24" style:family="text">
      <style:text-properties fo:font-weight="bold" officeooo:rsid="0044e3e2" style:font-weight-asian="bold" style:font-weight-complex="bold"/>
    </style:style>
    <style:style style:name="T25" style:family="text">
      <style:text-properties style:text-line-through-style="none" style:text-line-through-type="none" officeooo:rsid="003fa446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ee60d" style:font-weight-asian="normal" style:font-weight-complex="normal"/>
    </style:style>
    <style:style style:name="T28" style:family="text">
      <style:text-properties fo:font-weight="normal" officeooo:rsid="0044bfc4" style:font-weight-asian="normal" style:font-weight-complex="normal"/>
    </style:style>
    <style:style style:name="T29" style:family="text">
      <style:text-properties fo:font-weight="normal" officeooo:rsid="004ae4fb" style:font-weight-asian="normal" style:font-weight-complex="normal"/>
    </style:style>
    <style:style style:name="T30" style:family="text">
      <style:text-properties fo:font-weight="normal" officeooo:rsid="00403201" style:font-weight-asian="normal" style:font-weight-complex="normal"/>
    </style:style>
    <style:style style:name="T31" style:family="text">
      <style:text-properties fo:font-weight="normal" officeooo:rsid="0044e3e2" style:font-weight-asian="normal" style:font-weight-complex="normal"/>
    </style:style>
    <style:style style:name="T32" style:family="text">
      <style:text-properties officeooo:rsid="00403201"/>
    </style:style>
    <style:style style:name="T33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9">1<text:span text:style-name="T33">xx</text:span> - Controls</text:p>
          </table:table-cell>
          <table:table-cell table:style-name="Table1.B1" office:value-type="string">
            <text:p text:style-name="P30">2xx - Ground</text:p>
          </table:table-cell>
          <table:table-cell table:style-name="Table1.C1" office:value-type="string">
            <text:p text:style-name="P30">3xx - Flight</text:p>
          </table:table-cell>
          <table:table-cell table:style-name="Table1.B1" office:value-type="string">
            <text:p text:style-name="P30">4xx - A2A</text:p>
          </table:table-cell>
          <table:table-cell table:style-name="Table1.B1" office:value-type="string">
            <text:p text:style-name="P30">5xx - A2G</text:p>
          </table:table-cell>
          <table:table-cell table:style-name="Table1.F1" office:value-type="string">
            <text:p text:style-name="P30">6xx - Misc</text:p>
          </table:table-cell>
        </table:table-row>
      </table:table>
      <text:p text:style-name="P23"><text:span text:style-name="T10">3</text:span><text:span text:style-name="T12">0</text:span><text:span text:style-name="T11">1</text:span><text:span text:style-name="T9"> - </text:span><text:span text:style-name="T10">Flight - Takeoff, Landing, RWR, </text:span><text:span text:style-name="T13">Navigation</text:span></text:p>
      <text:p text:style-name="P4"/>
      <text:p text:style-name="P8"><text:span text:style-name="T20">T</text:span><text:span text:style-name="T18">akeoff</text:span></text:p>
      <text:list text:style-name="L1">
        <text:list-item>
          <text:p text:style-name="P9"><text:span text:style-name="T19">F</text:span><text:span text:style-name="T20">laps</text:span><text:span text:style-name="T27"> ... </text:span><text:span text:style-name="T21">Full d</text:span><text:span text:style-name="T22">own</text:span><text:span text:style-name="T28"> </text:span><text:span text:style-name="T29">(</text:span><text:span text:style-name="T24">Shift-T6 down</text:span><text:span text:style-name="T31">, shows 2 lights in flaps indicator)</text:span></text:p>
        </text:list-item>
        <text:list-item>
          <text:p text:style-name="P11"><text:span text:style-name="T28">B</text:span><text:span text:style-name="T26">egin takeoff run.</text:span></text:p>
        </text:list-item>
        <text:list-item>
          <text:p text:style-name="P9"><text:span text:style-name="T30">Rotate at </text:span><text:span text:style-name="T22">26</text:span><text:span text:style-name="T23">0 kph</text:span><text:span text:style-name="T30">.</text:span></text:p>
        </text:list-item>
        <text:list-item>
          <text:p text:style-name="P13">Put pitot tubes at the horizon for a good takeoff angle, about 13 degrees.</text:p>
        </text:list-item>
        <text:list-item>
          <text:p text:style-name="P12"><text:span text:style-name="T30">R</text:span><text:span text:style-name="T26">aise gear immediately but </text:span><text:span text:style-name="T18">build up speed before raising flaps</text:span><text:span text:style-name="T26">. <text:s/>Raise flaps under </text:span><text:span text:style-name="T18">400 kph</text:span><text:span text:style-name="T26">.</text:span></text:p>
        </text:list-item>
      </text:list>
      <text:p text:style-name="P5"/>
      <text:p text:style-name="P1">Landing</text:p>
      <text:list text:style-name="L2">
        <text:list-item>
          <text:p text:style-name="P14">Under <text:span text:style-name="T18">400 kph</text:span>, put down <text:span text:style-name="T18">gear and flaps</text:span>.</text:p>
        </text:list-item>
        <text:list-item>
          <text:p text:style-name="P14">Pattern speed ~300 kph, final approach speed ~260 kph.</text:p>
        </text:list-item>
        <text:list-item>
          <text:p text:style-name="P14">Landing speed ~220 to 240 kph.</text:p>
        </text:list-item>
        <text:list-item>
          <text:p text:style-name="P15"><text:span text:style-name="T32">P</text:span>ut pitot tubes at the horizon for a good takeoff angle, about 13 degrees.</text:p>
        </text:list-item>
        <text:list-item>
          <text:p text:style-name="P20"><text:span text:style-name="T1">Use </text:span><text:span text:style-name="T6">drag chute</text:span><text:span text:style-name="T1"> if needed (</text:span><text:span text:style-name="T6">Shift-T5 down</text:span><text:span text:style-name="T1">)</text:span></text:p>
        </text:list-item>
      </text:list>
      <text:p text:style-name="P6"/>
      <text:p text:style-name="P2">RWR</text:p>
      <text:list text:style-name="L3">
        <text:list-item>
          <text:p text:style-name="P16">Light in <text:span text:style-name="T18">outer ring of large circles</text:span> indicates <text:span text:style-name="T18">primary threat direction</text:span>.</text:p>
        </text:list-item>
        <text:list-item>
          <text:p text:style-name="P16">Lights in <text:span text:style-name="T18">small dots just inside those</text:span> indicates <text:span text:style-name="T18">secondary threats</text:span>.</text:p>
        </text:list-item>
        <text:list-item>
          <text:p text:style-name="P21"><text:span text:style-name="T2">Ring of </text:span><text:span text:style-name="T7">dashed lines on the inside</text:span><text:span text:style-name="T2"> indicates </text:span><text:span text:style-name="T7">range/signal strength of primary threat</text:span><text:span text:style-name="T2">, weakest is all the way to the right, and getting stronger to the left. <text:s/>Ownship marker is the triangle at the left.</text:span></text:p>
        </text:list-item>
        <text:list-item>
          <text:p text:style-name="P24"><text:span text:style-name="T1">Lights in </text:span><text:span text:style-name="T6">bottom row of dashes and letters</text:span><text:span text:style-name="T1"> is </text:span><text:span text:style-name="T6">primary (dashes)</text:span><text:span text:style-name="T1"> and </text:span><text:span text:style-name="T6">secondary (letters)</text:span><text:span text:style-name="T1"> threat type:</text:span></text:p>
        </text:list-item>
      </text:list>
      <text:list text:style-name="L4">
        <text:list-item>
          <text:list>
            <text:list-item>
              <text:p text:style-name="P19"><text:s text:c="5"/>П<text:tab/><text:tab/> <text:s text:c="4"/>З<text:tab/><text:tab/> <text:s text:c="4"/>X<text:tab/><text:tab/> <text:s text:c="4"/>H<text:tab/><text:tab/> <text:s text:c="4"/>F<text:tab/><text:tab/> <text:s text:c="3"/>C</text:p>
            </text:list-item>
            <text:list-item>
              <text:p text:style-name="P25"><text:span text:style-name="T16">AI</text:span><text:span text:style-name="T17"> radar<text:tab/></text:span><text:span text:style-name="T16">LR</text:span><text:span text:style-name="T17"> radar<text:tab/></text:span><text:span text:style-name="T16">MR</text:span><text:span text:style-name="T17"> radar<text:tab/></text:span><text:span text:style-name="T16">SR</text:span><text:span text:style-name="T17"> radar<text:tab/></text:span><text:span text:style-name="T16">EW</text:span><text:span text:style-name="T17"> radar<text:tab/></text:span><text:span text:style-name="T16">AWACS</text:span></text:p>
            </text:list-item>
          </text:list>
        </text:list-item>
        <text:list-item>
          <text:p text:style-name="P26"><text:span text:style-name="T7">B</text:span><text:span text:style-name="T2"> </text:span><text:span text:style-name="T1">and </text:span><text:span text:style-name="T6">H</text:span><text:span text:style-name="T1"> lights in the center of the plane show relative elevation of primary threat. <text:s/>If both are lit, threat is co-altitude.</text:span></text:p>
        </text:list-item>
        <text:list-item>
          <text:p text:style-name="P26"><text:span text:style-name="T6">Red flashing circle</text:span><text:span text:style-name="T1"> in the center around the plane is </text:span><text:span text:style-name="T6">radar lock warning</text:span><text:span text:style-name="T1">.</text:span></text:p>
        </text:list-item>
        <text:list-item>
          <text:p text:style-name="P26"><text:span text:style-name="T1">Press </text:span><text:span text:style-name="T6">Shift-E1 press</text:span><text:span text:style-name="T1"> to toggle RWR to filter out acquisition radars.</text:span></text:p>
        </text:list-item>
      </text:list>
      <text:p text:style-name="P7"/>
      <text:p text:style-name="P3">Navigation</text:p>
      <text:list text:style-name="L5">
        <text:list-item>
          <text:p text:style-name="P27"><text:span text:style-name="T1">Press </text:span><text:span text:style-name="T6">B5</text:span><text:span text:style-name="T1"> to cycle </text:span><text:span text:style-name="T6">NAV Master Modes</text:span><text:span text:style-name="T1">: </text:span><text:span text:style-name="T6">No Task</text:span><text:span text:style-name="T1">, </text:span><text:span text:style-name="T6">Route</text:span><text:span text:style-name="T1">, </text:span><text:span text:style-name="T6">Return</text:span><text:span text:style-name="T1">, and </text:span><text:span text:style-name="T6">Landing</text:span><text:span text:style-name="T1">.</text:span></text:p>
        </text:list-item>
        <text:list-item>
          <text:p text:style-name="P17">Mode is indicated with lights on Navigation Panel by right knee:</text:p>
          <text:list>
            <text:list-item>
              <text:p text:style-name="P27"><text:span text:style-name="T6">No Task</text:span><text:span text:style-name="T1"> -- No lights.</text:span></text:p>
            </text:list-item>
            <text:list-item>
              <text:p text:style-name="P27"><text:span text:style-name="T8">En </text:span><text:span text:style-name="T6">Route</text:span><text:span text:style-name="T1"> -- </text:span><text:span text:style-name="T4">Navigates to regular pre-planned waypoints. <text:s/></text:span><text:span text:style-name="T1">First 3 lights on bottom row correspond to first 3 waypoints; waypoints over 3 have no lights.</text:span></text:p>
            </text:list-item>
            <text:list-item>
              <text:p text:style-name="P27"><text:span text:style-name="T6">Return</text:span><text:span text:style-name="T1"> -- </text:span><text:span text:style-name="T4">Navigates to the runway approach point. <text:s/></text:span><text:span text:style-name="T1">One of the first 3 lights on the top row will be lit (</text:span><text:span text:style-name="T3">1st light is </text:span><text:span text:style-name="T1">takeoff airfield, </text:span><text:span text:style-name="T3">2nd is landing airfield, 3rd is any other airfield)</text:span><text:span text:style-name="T1">, and last light on bottom row will be lit.</text:span></text:p>
            </text:list-item>
            <text:list-item>
              <text:p text:style-name="P28"><text:span text:style-name="T6">Landing</text:span><text:span text:style-name="T1"> -- </text:span><text:span text:style-name="T4">Navigates to the end of the actual runway. <text:s/></text:span><text:span text:style-name="T1">One of the first 3 lights on the top row will be lit (</text:span><text:span text:style-name="T3">1st light is </text:span><text:span text:style-name="T1">takeoff airfield, </text:span><text:span text:style-name="T3">2nd is landing airfield, 3rd is any other airfield)</text:span><text:span text:style-name="T1">, all others will be off.</text:span></text:p>
            </text:list-item>
          </text:list>
        </text:list-item>
        <text:list-item>
          <text:p text:style-name="P22"><text:span text:style-name="T5">You're in </text:span><text:span text:style-name="T14">N</text:span><text:span text:style-name="T15">o Task</text:span><text:span text:style-name="T5"> mode if there are two small red flags at the 10-and-2 o'clock positions on your artificial horizon.</text:span></text:p>
        </text:list-item>
        <text:list-item>
          <text:p text:style-name="P18">Distance to the next waypoint is shown next to the HSI.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24T08:30:43.853000000</dc:date>
    <meta:editing-duration>PT12H1M28S</meta:editing-duration>
    <meta:editing-cycles>57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8" meta:word-count="457" meta:character-count="2412" meta:non-whitespace-character-count="1980"/>
  </office:meta>
</office:document-meta>
</file>